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0303" officeooo:paragraph-rsid="000e0303"/>
    </style:style>
    <style:style style:name="P2" style:family="paragraph" style:parent-style-name="Standard">
      <style:paragraph-properties fo:text-align="center" style:justify-single-word="false"/>
      <style:text-properties officeooo:rsid="000e0303" officeooo:paragraph-rsid="000e0303"/>
    </style:style>
    <style:style style:name="P3" style:family="paragraph" style:parent-style-name="Standard">
      <style:paragraph-properties fo:text-align="start" style:justify-single-word="false"/>
      <style:text-properties officeooo:rsid="000e0303" officeooo:paragraph-rsid="000e0303"/>
    </style:style>
    <style:style style:name="P4" style:family="paragraph" style:parent-style-name="Standard">
      <style:paragraph-properties fo:text-align="justify" style:justify-single-word="false"/>
      <style:text-properties style:text-position="0% 100%" fo:font-size="11pt" officeooo:rsid="0015c0e1" officeooo:paragraph-rsid="00125a56" style:font-size-asian="11pt" style:font-size-complex="11pt"/>
    </style:style>
    <style:style style:name="P5" style:family="paragraph" style:parent-style-name="Standard">
      <style:paragraph-properties fo:text-align="justify" style:justify-single-word="false"/>
      <style:text-properties style:text-position="0% 100%" fo:font-size="11pt" officeooo:rsid="0015c0e1" officeooo:paragraph-rsid="0015c0e1" style:font-size-asian="11pt" style:font-size-complex="11pt"/>
    </style:style>
    <style:style style:name="P6" style:family="paragraph" style:parent-style-name="Standard">
      <style:paragraph-properties fo:text-align="justify" style:justify-single-word="false"/>
      <style:text-properties style:text-position="0% 100%" fo:font-size="11pt" officeooo:rsid="00170cf8" officeooo:paragraph-rsid="0015c0e1" style:font-size-asian="11pt" style:font-size-complex="11pt"/>
    </style:style>
    <style:style style:name="P7" style:family="paragraph" style:parent-style-name="Standard">
      <style:paragraph-properties fo:text-align="justify" style:justify-single-word="false"/>
      <style:text-properties style:text-position="0% 100%" fo:font-size="11pt" officeooo:rsid="00170cf8" officeooo:paragraph-rsid="00170cf8" style:font-size-asian="11pt" style:font-size-complex="11pt"/>
    </style:style>
    <style:style style:name="P8" style:family="paragraph" style:parent-style-name="Standard">
      <style:paragraph-properties fo:text-align="center" style:justify-single-word="false"/>
      <style:text-properties style:text-position="0% 100%" fo:font-size="11pt" officeooo:rsid="00170cf8" officeooo:paragraph-rsid="00170cf8" style:font-size-asian="11pt" style:font-size-complex="11pt"/>
    </style:style>
    <style:style style:name="P9" style:family="paragraph" style:parent-style-name="Standard">
      <style:paragraph-properties fo:text-align="start" style:justify-single-word="false"/>
      <style:text-properties fo:font-size="11pt" officeooo:rsid="000e0303" officeooo:paragraph-rsid="000e0303" style:font-size-asian="11pt" style:font-size-complex="11pt"/>
    </style:style>
    <style:style style:name="P10" style:family="paragraph" style:parent-style-name="Standard">
      <style:paragraph-properties fo:text-align="start" style:justify-single-word="false"/>
      <style:text-properties fo:font-size="11pt" officeooo:rsid="000fd1b7" officeooo:paragraph-rsid="000e0303" style:font-size-asian="11pt" style:font-size-complex="11pt"/>
    </style:style>
    <style:style style:name="P11" style:family="paragraph" style:parent-style-name="Standard">
      <style:paragraph-properties fo:text-align="justify" style:justify-single-word="false"/>
      <style:text-properties fo:font-size="11pt" officeooo:rsid="0010bdfe" officeooo:paragraph-rsid="00125a56" style:font-size-asian="11pt" style:font-size-complex="11pt"/>
    </style:style>
    <style:style style:name="P12" style:family="paragraph" style:parent-style-name="Standard">
      <style:paragraph-properties fo:text-align="justify" style:justify-single-word="false"/>
      <style:text-properties fo:font-size="11pt" officeooo:rsid="0015c0e1" officeooo:paragraph-rsid="0015c0e1" style:font-size-asian="11pt" style:font-size-complex="11pt"/>
    </style:style>
    <style:style style:name="P13" style:family="paragraph" style:parent-style-name="Standard">
      <style:paragraph-properties fo:text-align="justify" style:justify-single-word="false"/>
      <style:text-properties fo:font-size="11pt" officeooo:rsid="00170cf8" officeooo:paragraph-rsid="00170cf8" style:font-size-asian="11pt" style:font-size-complex="11pt"/>
    </style:style>
    <style:style style:name="P14" style:family="paragraph" style:parent-style-name="Standard">
      <style:paragraph-properties fo:text-align="center" style:justify-single-word="false"/>
      <style:text-properties fo:font-size="11pt" officeooo:rsid="00170cf8" officeooo:paragraph-rsid="00170cf8" style:font-size-asian="11pt" style:font-size-complex="11pt"/>
    </style:style>
    <style:style style:name="P15" style:family="paragraph" style:parent-style-name="Standard">
      <style:paragraph-properties fo:text-align="start" style:justify-single-word="false"/>
      <style:text-properties fo:font-size="11pt" officeooo:rsid="001b255d" officeooo:paragraph-rsid="001b255d" style:font-size-asian="11pt" style:font-size-complex="11pt"/>
    </style:style>
    <style:style style:name="P16" style:family="paragraph" style:parent-style-name="Standard">
      <style:paragraph-properties fo:text-align="start" style:justify-single-word="false"/>
      <style:text-properties fo:font-size="11pt" officeooo:rsid="001c435a" officeooo:paragraph-rsid="001c435a" style:font-size-asian="11pt" style:font-size-complex="11pt"/>
    </style:style>
    <style:style style:name="P17" style:family="paragraph" style:parent-style-name="Standard">
      <style:paragraph-properties fo:text-align="start" style:justify-single-word="false"/>
      <style:text-properties fo:font-size="11pt" officeooo:rsid="001c8aef" officeooo:paragraph-rsid="001c8aef" style:font-size-asian="11pt" style:font-size-complex="11pt"/>
    </style:style>
    <style:style style:name="P18" style:family="paragraph" style:parent-style-name="Standard">
      <style:paragraph-properties fo:text-align="start" style:justify-single-word="false"/>
      <style:text-properties fo:font-size="11pt" officeooo:rsid="001cf1b6" officeooo:paragraph-rsid="001cf1b6" style:font-size-asian="11pt" style:font-size-complex="11pt"/>
    </style:style>
    <style:style style:name="P19" style:family="paragraph" style:parent-style-name="Standard">
      <style:paragraph-properties fo:text-align="start" style:justify-single-word="false"/>
      <style:text-properties fo:font-size="11pt" officeooo:rsid="001e060a" officeooo:paragraph-rsid="001ee308" style:font-size-asian="11pt" style:font-size-complex="11pt"/>
    </style:style>
    <style:style style:name="T1" style:family="text">
      <style:text-properties fo:font-style="italic" style:font-style-asian="italic" style:font-style-complex="italic"/>
    </style:style>
    <style:style style:name="T2" style:family="text">
      <style:text-properties officeooo:rsid="0010cc8d"/>
    </style:style>
    <style:style style:name="T3" style:family="text">
      <style:text-properties style:text-position="super 58%" officeooo:rsid="0010cc8d"/>
    </style:style>
    <style:style style:name="T4" style:family="text">
      <style:text-properties style:text-position="super 58%" officeooo:rsid="0013ed04"/>
    </style:style>
    <style:style style:name="T5" style:family="text">
      <style:text-properties style:text-position="super 58%" officeooo:rsid="001c8aef"/>
    </style:style>
    <style:style style:name="T6" style:family="text">
      <style:text-properties style:text-position="super 58%" officeooo:rsid="001ee308"/>
    </style:style>
    <style:style style:name="T7" style:family="text">
      <style:text-properties style:text-position="0% 100%"/>
    </style:style>
    <style:style style:name="T8" style:family="text">
      <style:text-properties style:text-position="0% 100%" officeooo:rsid="0010cc8d"/>
    </style:style>
    <style:style style:name="T9" style:family="text">
      <style:text-properties style:text-position="0% 100%" officeooo:rsid="0011b27f"/>
    </style:style>
    <style:style style:name="T10" style:family="text">
      <style:text-properties style:text-position="0% 100%" officeooo:rsid="00125a56"/>
    </style:style>
    <style:style style:name="T11" style:family="text">
      <style:text-properties style:text-position="0% 100%" officeooo:rsid="0013ed04"/>
    </style:style>
    <style:style style:name="T12" style:family="text">
      <style:text-properties style:text-position="0% 100%" officeooo:rsid="0015c0e1"/>
    </style:style>
    <style:style style:name="T13" style:family="text">
      <style:text-properties style:text-position="0% 100%" officeooo:rsid="001602e1"/>
    </style:style>
    <style:style style:name="T14" style:family="text">
      <style:text-properties style:text-position="0% 100%" officeooo:rsid="00170cf8"/>
    </style:style>
    <style:style style:name="T15" style:family="text">
      <style:text-properties style:text-position="0% 100%" officeooo:rsid="00173664"/>
    </style:style>
    <style:style style:name="T16" style:family="text">
      <style:text-properties style:text-position="0% 100%" officeooo:rsid="001c435a"/>
    </style:style>
    <style:style style:name="T17" style:family="text">
      <style:text-properties style:text-position="0% 100%" officeooo:rsid="001c8aef"/>
    </style:style>
    <style:style style:name="T18" style:family="text">
      <style:text-properties style:text-position="0% 100%" officeooo:rsid="001cf1b6"/>
    </style:style>
    <style:style style:name="T19" style:family="text">
      <style:text-properties style:text-position="0% 100%" officeooo:rsid="001ee308"/>
    </style:style>
    <style:style style:name="T20" style:family="text">
      <style:text-properties style:text-position="sub 58%"/>
    </style:style>
    <style:style style:name="T21" style:family="text">
      <style:text-properties officeooo:rsid="001f7c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EUZE Baptiste</text:p>
      <text:p text:style-name="P1">GARCIA Cédric</text:p>
      <text:p text:style-name="P1"/>
      <text:p text:style-name="P2">Introduction to cryptology</text:p>
      <text:p text:style-name="P2">TP</text:p>
      <text:p text:style-name="P2"/>
      <text:p text:style-name="P3"/>
      <text:p text:style-name="P9">Question 1 :</text:p>
      <text:p text:style-name="P9"><text:tab/><text:span text:style-name="T21">Voir implantation</text:span></text:p>
      <text:p text:style-name="P9"/>
      <text:p text:style-name="P10">Question 2 :</text:p>
      <text:p text:style-name="P10"/>
      <text:p text:style-name="P11">En l’état actuel, une clé de 128 bits est <text:span text:style-name="T1">a priori</text:span> suffisante pour <text:span text:style-name="T2">être préservée d’une attaque par force brute(probabilité de 2</text:span><text:span text:style-name="T3">-128</text:span><text:span text:style-name="T8"> </text:span><text:span text:style-name="T9">de trouver la clé)</text:span><text:span text:style-name="T3"> </text:span><text:span text:style-name="T2">. De plus, comme SipHash est certifiée pseudo-aléatoire, c’est le seul moyen pour trouver la clé. </text:span></text:p>
      <text:p text:style-name="P11"><text:span text:style-name="T2">En revanche, on ne peut considérer que SipHash soit résistante aux collisions car elle produit un tag de 64 bits seulement. Il est donc possible de trouver une collision pour une clé fixée avec une probabilité d’au moins 1/2 après avoir haché 2</text:span><text:span text:style-name="T3">32 </text:span><text:span text:style-name="T11">messages</text:span><text:span text:style-name="T10"> distincts </text:span><text:span text:style-name="T11">selon le paradoxe des anniversaires. En effet, ce paradoxe nous dit que si les images d’une fonction sont indépendantes des unes des autres et uniformément réparties (c’est le cas de SipHash qui est une fonction pseudo-aléatoire) alors on trouve une collision après 2</text:span><text:span text:style-name="T4">n/2</text:span><text:span text:style-name="T11"> </text:span><text:span text:style-name="T12">tentatives en moyenne (avec n la longueur en bits de l’image).</text:span></text:p>
      <text:p text:style-name="P4"/>
      <text:p text:style-name="P5">Question 3 :</text:p>
      <text:p text:style-name="P5"/>
      <text:p text:style-name="P12"><text:span text:style-name="T7">Nous avons choisi </text:span><text:span text:style-name="T13">comme fonction d’association d’une cl</text:span><text:span text:style-name="T14">é</text:span><text:span text:style-name="T13"> </text:span><text:span text:style-name="T14">de 32 bits à une clé de 128 bits la fonction suivante :</text:span></text:p>
      <text:p text:style-name="P6"/>
      <text:p text:style-name="P13"><text:span text:style-name="T7">soit b</text:span><text:span text:style-name="T20">i</text:span><text:span text:style-name="T7"> pour i allant de 0 à 3 les octets qui composent la clé de 32 bits en entrée :</text:span></text:p>
      <text:p text:style-name="P7"/>
      <text:p text:style-name="P14"><text:span text:style-name="T15">clé de 32 bits en entrée : </text:span><text:span text:style-name="T7">b3 b2 b1 b0</text:span></text:p>
      <text:p text:style-name="P8"/>
      <text:p text:style-name="P8"/>
      <text:p text:style-name="P14"><text:span text:style-name="T15">clé de 128 bits en sortie : b3 </text:span><text:span text:style-name="T7">0 0 0 <text:s text:c="4"/></text:span><text:span text:style-name="T15">b2 0 0 0 <text:s text:c="4"/>b1 0 0 0 <text:s text:c="4"/>b0 0 0 0</text:span></text:p>
      <text:p text:style-name="P14"><text:span text:style-name="T15"/></text:p>
      <text:p text:style-name="P15"><text:span text:style-name="T15">Q</text:span><text:span text:style-name="T7">uestion 4 :</text:span></text:p>
      <text:p text:style-name="P15"><text:span text:style-name="T7"/></text:p>
      <text:p text:style-name="P15"><text:span text:style-name="T7">Nous avons choisi d’implanter l’algorithme qui consiste à </text:span><text:span text:style-name="T16">stocker les hashs dans un ensemble :</text:span></text:p>
      <text:p text:style-name="P16"><text:span text:style-name="T7">Pour chaque message, on calcule son hash et on l’insère dans l’ensemble s’il ne s’y trouve pas, sinon cela signifie que l’on vient de trouver une collision.</text:span></text:p>
      <text:p text:style-name="P16"><text:span text:style-name="T7">Pour un tag de 32 bits, </text:span><text:span text:style-name="T17">on trouve en moyenne une collision après </text:span><text:bookmark-start text:name="__DdeLink__122_565282432"/><text:span text:style-name="T17">2</text:span><text:span text:style-name="T5">16 </text:span><text:bookmark-end text:name="__DdeLink__122_565282432"/><text:span text:style-name="T17">= 65536 itérations.</text:span></text:p>
      <text:p text:style-name="P17"><text:span text:style-name="T7">Une liste serait suffisante pour stocker les hashs mais pour accélérer la recherche, nous avons décider d’</text:span><text:span text:style-name="T18">opter pour</text:span><text:span text:style-name="T7"> une table de hachage qui permet l’insertion et la recherche d’un éléments en temps constant en moyenne. </text:span><text:span text:style-name="T18">Nous avons utilisé l</text:span><text:span text:style-name="T7">a structure de données « unordered_set » de la STL </text:span><text:span text:style-name="T18">du langage C++ qui convient parfaitement à nos besoins.</text:span></text:p>
      <text:p text:style-name="P18"><text:span text:style-name="T7">Enfin, pour minimiser le nombre de collisions et de possibles rehachages de notre table, on initialise autant de tables que nous devons faire de tests tout en réservant pour chaque table un nombre de « buckets » égal à </text:span><text:span text:style-name="T17">2</text:span><text:span text:style-name="T5">16 </text:span><text:span text:style-name="T17"><text:s/></text:span><text:span text:style-name="T7">car on s’attend en moyenne à stocker 65536 hashs par table.</text:span></text:p>
      <text:p text:style-name="P18"><text:span text:style-name="T7"/></text:p>
      <text:p text:style-name="P18"><text:span text:style-name="T7">Question 5 :</text:span></text:p>
      <text:p text:style-name="P18"><text:span text:style-name="T7"/></text:p>
      <text:p text:style-name="P19"><text:span text:style-name="T7">Après avoir testé 1000 clés choisies aléatoirement, on trouve une collision après 81976 <text:s/>itérations en moyenne (3666 pour la valeur min, 216565 pour la valeur max). 81976 étant compris entre <text:s/></text:span><text:bookmark-start text:name="__DdeLink__122_5652824321"/><text:span text:style-name="T17">2</text:span><text:span text:style-name="T5">16 </text:span><text:bookmark-end text:name="__DdeLink__122_5652824321"/><text:span text:style-name="T17">= 65536 </text:span><text:span text:style-name="T7">et </text:span><text:span text:style-name="T19">2</text:span><text:span text:style-name="T6">17 <text:s text:c="4"/></text:span><text:span text:style-name="T19"><text:s/>= 131072, ce résultat confirme notre esti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2:47:40.450933790</meta:creation-date>
    <dc:date>2018-04-08T15:09:38.203258791</dc:date>
    <meta:editing-duration>PT1H38M12S</meta:editing-duration>
    <meta:editing-cycles>6</meta:editing-cycles>
    <meta:generator>LibreOffice/5.1.6.2$Linux_x86 LibreOffice_project/10m0$Build-2</meta:generator>
    <meta:document-statistic meta:table-count="0" meta:image-count="0" meta:object-count="0" meta:page-count="1" meta:paragraph-count="22" meta:word-count="451" meta:character-count="2525" meta:non-whitespace-character-count="2074"/>
  </office:meta>
</office:document-meta>
</file>